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FCB84F0237B4DBB9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925in" fo:margin-left="-0.075in" fo:margin-top="0in" fo:margin-bottom="0in" table:align="left" style:writing-mode="lr-tb"/>
    </style:style>
    <style:style style:name="Table1.A" style:family="table-column">
      <style:table-column-properties style:column-width="3.4625in"/>
    </style:style>
    <style:style style:name="Table1.B" style:family="table-column">
      <style:table-column-properties style:column-width="3.4618in"/>
    </style:style>
    <style:style style:name="Table1.1" style:family="table-row">
      <style:table-row-properties fo:keep-together="auto"/>
    </style:style>
    <style:style style:name="Table1.A1" style:family="table-cell">
      <style:table-cell-properties fo:padding="0.0694in" fo:border="none"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list-style-name="WWNum2">
      <style:paragraph-properties fo:margin-left="0.5in" fo:margin-right="0in" fo:margin-top="0in" fo:margin-bottom="0in" loext:contextual-spacing="true" fo:text-indent="-0.25in" style:auto-text-indent="false"/>
    </style:style>
    <style:style style:name="P6" style:family="paragraph" style:parent-style-name="Standard" style:list-style-name="WWNum3">
      <style:paragraph-properties fo:margin-left="0.5in" fo:margin-right="0in" fo:margin-top="0in" fo:margin-bottom="0in" loext:contextual-spacing="true" fo:text-indent="-0.25in" style:auto-text-indent="false"/>
    </style:style>
    <style:style style:name="P7" style:family="paragraph" style:parent-style-name="Standard" style:list-style-name="WWNum4">
      <style:paragraph-properties fo:margin-left="0.5in" fo:margin-right="0in" fo:margin-top="0in" fo:margin-bottom="0in" loext:contextual-spacing="true" fo:text-indent="-0.25in" style:auto-text-indent="false"/>
    </style:style>
    <style:style style:name="P8"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keep-with-next="auto"/>
    </style:style>
    <style:style style:name="P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keep-with-next="auto"/>
    </style:style>
    <style:style style:name="T1" style:family="text">
      <style:text-properties fo:font-variant="normal" fo:text-transform="none"/>
    </style:style>
    <style:style style:name="T2" style:family="text">
      <style:text-properties fo:font-variant="normal" fo:text-transform="none" fo:font-size="14pt" fo:font-style="italic" fo:font-weight="bold" style:font-size-asian="14pt" style:font-style-asian="italic" style:font-weight-asian="bold" style:font-size-complex="14pt"/>
    </style:style>
    <style:style style:name="T3" style:family="text">
      <style:text-properties fo:font-variant="normal" fo:text-transform="none" fo:font-size="16pt" fo:font-weight="bold" style:font-size-asian="16pt" style:font-weight-asian="bold" style:font-size-complex="16pt"/>
    </style:style>
    <style:style style:name="T4" style:family="text">
      <style:text-properties fo:font-variant="normal" fo:text-transform="none" fo:font-size="10pt" fo:font-style="italic" style:font-size-asian="10pt" style:font-style-asian="italic" style:font-size-complex="10pt"/>
    </style:style>
    <style:style style:name="T5" style:family="text">
      <style:text-properties fo:font-variant="normal" fo:text-transform="none" fo:font-size="10pt" style:font-size-asian="10pt" style:font-size-complex="10pt"/>
    </style:style>
    <style:style style:name="T6" style:family="text">
      <style:text-properties fo:font-variant="normal" fo:text-transform="none" style:text-position="sub 58%" fo:font-size="10pt" fo:font-style="italic" style:font-size-asian="10pt" style:font-style-asian="italic" style:font-size-complex="10pt"/>
    </style:style>
    <style:style style:name="T7" style:family="text">
      <style:text-properties fo:font-variant="normal" fo:text-transform="none" fo:font-style="italic" style:font-style-asian="italic"/>
    </style:style>
    <style:style style:name="T8" style:family="text">
      <style:text-properties fo:font-variant="normal" fo:text-transform="none" fo:font-weight="bold" style:font-weight-asian="bold"/>
    </style:style>
    <style:style style:name="T9" style:family="text">
      <style:text-properties fo:font-variant="normal" fo:text-transform="none" style:font-name="Courier New" style:font-name-asian="Courier New1" style:font-name-complex="Courier New1"/>
    </style:style>
    <style:style style:name="T10" style:family="text">
      <style:text-properties fo:font-variant="normal" fo:text-transform="none" fo:color="#38761d" fo:font-weight="bold" style:font-weight-asian="bold"/>
    </style:style>
    <style:style style:name="T11" style:family="text">
      <style:text-properties fo:font-variant="normal" fo:text-transform="none" fo:color="#38761d"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2" style:family="text">
      <style:text-properties fo:font-variant="normal" fo:text-transform="none" fo:color="#38761d"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13" style:family="text">
      <style:text-properties fo:font-variant="normal" fo:text-transform="none" fo:color="#38761d" style:font-name="Courier New" fo:font-weight="bold" style:font-name-asian="Courier New1" style:font-weight-asian="bold" style:font-name-complex="Courier New1"/>
    </style:style>
    <style:style style:name="T14"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5"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6"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17" style:family="text">
      <style:text-properties fo:font-variant="normal" fo:text-transform="none" fo:color="#1155cc" style:text-underline-style="solid" style:text-underline-width="auto" style:text-underline-color="font-color"/>
    </style:style>
    <style:style style:name="T18" style:family="text">
      <style:text-properties fo:font-variant="normal" fo:text-transform="none" style:text-position="super 58%"/>
    </style:style>
    <style:style style:name="T19" style:family="text">
      <style:text-properties style:text-position="sub 58%" fo:font-size="10pt" fo:font-style="italic" style:font-size-asian="10pt" style:font-style-asian="italic" style:font-size-complex="10pt"/>
    </style:style>
    <style:style style:name="T20" style:family="text">
      <style:text-properties fo:font-weight="bold" style:font-weight-asian="bold"/>
    </style:style>
    <style:style style:name="T21" style:family="text">
      <style:text-properties style:font-name="Courier New" style:font-name-asian="Courier New1" style:font-name-complex="Courier New1"/>
    </style:style>
    <style:style style:name="T22" style:family="text">
      <style:text-properties style:text-underline-style="none"/>
    </style:style>
    <style:style style:name="T23" style:family="text">
      <style:text-properties fo:font-style="italic" style:font-style-asian="italic"/>
    </style:style>
    <style:style style:name="T2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Elementary Encraption:</text:span></text:p>
      <text:p text:style-name="P2"><text:span text:style-name="T2">Implementing a Simple Product Cipher in C</text:span></text:p>
      <text:p text:style-name="P2"><text:span text:style-name="T1">Peter A. H. Peterson &lt;</text:span><text:a xlink:type="simple" xlink:href="mailto:pahp@d.umn.edu" text:style-name="Internet_20_link" text:visited-style-name="Visited_20_Internet_20_Link"><text:span text:style-name="T1">pahp@d.umn.edu</text:span></text:a><text:span text:style-name="T1">&gt;</text:span></text:p>
      <text:p text:style-name="P2"><text:span text:style-name="T1">University of Minnesota Duluth</text:span></text:p>
      <text:p text:style-name="P2"/>
      <text:p text:style-name="P1"><text:span text:style-name="T3">Overview</text:span></text:p>
      <text:p text:style-name="P1"><text:span text:style-name="T1">In this exercise, you will implement a Product Cipher (PC) by combining your Columnar Transposition <text:s/>Cipher (CT) and your Vigenère Cipher (VC) in multiple rounds. This will give you hands-on experience implementing product ciphers and coping with their aspects, including reversal of transformations, correctly implementing transformations, and more.</text:span></text:p>
      <text:p text:style-name="P1"/>
      <text:p text:style-name="P1">A video introduction to this lab is available at: https://www.youtube.com/watch?v=PrXvvgK1jH4</text:p>
      <text:p text:style-name="P1"/>
      <text:p text:style-name="P1"><text:span text:style-name="T3">Background</text:span></text:p>
      <text:p text:style-name="P1"/>
      <text:p text:style-name="P1"><text:span text:style-name="T1">A Product Cipher is a cipher that uses multiple transformations in series. For example, a V</text:span>igenère Cipher (VC)<text:span text:style-name="T1"> and a </text:span>Columnar Transposition (CT)<text:span text:style-name="T1"> can be combined as follows:</text:span></text:p>
      <text:p text:style-name="P1"/>
      <text:p text:style-name="P2"><text:span text:style-name="T4">E</text:span><text:span text:style-name="T6">Columnar</text:span><text:span text:style-name="T4">(</text:span><text:span text:style-name="T5">dim</text:span><text:span text:style-name="T4">, E</text:span><text:span text:style-name="T6">Vigenere</text:span><text:span text:style-name="T4">(key, plaintext)) = ciphertext</text:span></text:p>
      <text:p text:style-name="P2"/>
      <text:p text:style-name="P1"><text:span text:style-name="T1">This example first performs Vigenere substitution using 'key' on 'plaintext' and then performs a Columnar Transposition with a</text:span><text:span text:style-name="T7"> dim * dim</text:span><text:span text:style-name="T1"> block on the resulting output.</text:span></text:p>
      <text:p text:style-name="P1"/>
      <text:p text:style-name="P1"><text:span text:style-name="T1">Decryption can be performed using the individual decryption algorithms </text:span><text:span text:style-name="T7">in reverse</text:span><text:span text:style-name="T1">:</text:span></text:p>
      <text:p text:style-name="P1"/>
      <text:p text:style-name="P2"><text:soft-page-break/><text:span text:style-name="T4">D</text:span><text:span text:style-name="T6">Vigenere</text:span><text:span text:style-name="T4">(key, D</text:span><text:span text:style-name="T6">columnar</text:span><text:span text:style-name="T4">(</text:span><text:span text:style-name="T5">dim,</text:span><text:span text:style-name="T4"> ciphertext)) = plaintext</text:span></text:p>
      <text:p text:style-name="P2"/>
      <text:p text:style-name="P1"><text:span text:style-name="T1">First, the CT is reversed, and then the VC is undone.</text:span></text:p>
      <text:p text:style-name="P1"/>
      <text:p text:style-name="P1"><text:span text:style-name="T1">Product Ciphers often make use of multiple</text:span><text:span text:style-name="T8"> rounds</text:span><text:span text:style-name="T1"> where the same steps are performed some number of times. For example, if we collapse the previous encryption functions together as follows:</text:span></text:p>
      <text:p text:style-name="P1"/>
      <text:p text:style-name="P2"><text:span text:style-name="T4">E</text:span><text:span text:style-name="T6">Columnar</text:span><text:span text:style-name="T4">(</text:span><text:span text:style-name="T5">dim</text:span><text:span text:style-name="T4">, E</text:span><text:span text:style-name="T6">Vigenere</text:span><text:span text:style-name="T4">(key, plaintext)) →</text:span><text:span text:style-name="T5"> E</text:span><text:span text:style-name="T6">product</text:span><text:span text:style-name="T5">(dim, key, plaintext)</text:span></text:p>
      <text:p text:style-name="P2"/>
      <text:p text:style-name="P2"><text:span text:style-name="T1">we can express </text:span><text:span text:style-name="T8">two rounds</text:span><text:span text:style-name="T1"> as:</text:span></text:p>
      <text:p text:style-name="P2"/>
      <text:p text:style-name="P2"><text:span text:style-name="T5">E</text:span><text:span text:style-name="T6">product</text:span><text:span text:style-name="T5">(dim, key, E</text:span><text:span text:style-name="T6">product</text:span><text:span text:style-name="T5">(dim, key, plaintext)) = ciphertext</text:span></text:p>
      <text:p text:style-name="P2"/>
      <text:p text:style-name="P2"><text:span text:style-name="T1">we could further “collapse” this function like so:</text:span></text:p>
      <text:p text:style-name="P2"/>
      <text:p text:style-name="P2"><text:span text:style-name="T5">E</text:span><text:span text:style-name="T6">product</text:span><text:span text:style-name="T5">(dim, key, num_rounds, plaintext) = ciphertext</text:span></text:p>
      <text:p text:style-name="P2"/>
      <text:p text:style-name="P1"><text:span text:style-name="T1">Decryption would use the appropriate functions in reverse. Collapsing the decryption functions:</text:span></text:p>
      <text:p text:style-name="P1"/>
      <text:p text:style-name="P2"><text:span text:style-name="T4">D</text:span><text:span text:style-name="T19">Vigenere</text:span><text:span text:style-name="T4">(</text:span><text:span text:style-name="T5">dim</text:span><text:span text:style-name="T4">,</text:span><text:span text:style-name="T5"> D</text:span><text:span text:style-name="T19">Columnar</text:span><text:span text:style-name="T4">(key,</text:span><text:span text:style-name="T5"> ciphertext</text:span><text:span text:style-name="T4">)) →</text:span><text:span text:style-name="T5"> D</text:span><text:span text:style-name="T6">product</text:span><text:span text:style-name="T5">(dim, key, ciphertext)</text:span></text:p>
      <text:p text:style-name="P2"/>
      <text:p text:style-name="P2"><text:span text:style-name="T1">we can express two rounds as:</text:span></text:p>
      <text:p text:style-name="P2"><text:soft-page-break/></text:p>
      <text:p text:style-name="P2"><text:span text:style-name="T4">D</text:span><text:span text:style-name="T6">product</text:span><text:span text:style-name="T5">(dim, key, D</text:span><text:span text:style-name="T6">product</text:span><text:span text:style-name="T5">(dim, key, ciphertext)) = plaintext</text:span></text:p>
      <text:p text:style-name="P2"/>
      <text:p text:style-name="P2"><text:span text:style-name="T1">… and we can further collapse this function too:</text:span></text:p>
      <text:p text:style-name="P2"/>
      <text:p text:style-name="P2"><text:span text:style-name="T5">D</text:span><text:span text:style-name="T6">product</text:span><text:span text:style-name="T5">(dim, key, num_rounds, ciphertext) = plaintext</text:span></text:p>
      <text:p text:style-name="P2"/>
      <text:p text:style-name="P1"><text:span text:style-name="T1">For this part of the lab, you will implement the simple Product Cipher just described. In other words, you will first perform VC with the given key and then perform CT using the dimension 4 (a block of 16 bytes) for a given number of rounds. You will implement both encoding and decoding mechanisms.</text:span></text:p>
      <text:p text:style-name="P1"/>
      <text:p text:style-name="P1"><text:span text:style-name="T3">Requirements</text:span></text:p>
      <text:p text:style-name="P1"><text:span text:style-name="T8">Code and Compilation</text:span></text:p>
      <text:p text:style-name="P1"/>
      <text:p text:style-name="P1"><text:span text:style-name="T1">Your submission will be electronically graded for correctness and uniqueness. Therefore, your code must successfully compile on the MWAH 187 machines running Ubuntu and must follow the following requirements.</text:span></text:p>
      <text:p text:style-name="P1"/>
      <text:list xml:id="list5773849031821763709" text:style-name="WWNum1">
        <text:list-item>
          <text:p text:style-name="P4"><text:span text:style-name="T1">It must be submitted as a C source file (.c plain text), not as a PDF, .doc, .docx, etc.</text:span></text:p>
        </text:list-item>
        <text:list-item>
          <text:p text:style-name="P4"><text:span text:style-name="T1">Your code</text:span><text:span text:style-name="T8"> must not</text:span><text:span text:style-name="T1"> use any of the Banned Functions listed in the Vigenère Encraption lab manual or it will be scored a</text:span><text:span text:style-name="T8"> zero (0)</text:span><text:span text:style-name="T1">.</text:span></text:p>
        </text:list-item>
        <text:list-item>
          <text:p text:style-name="P4"><text:span text:style-name="T1">You need to create a single C source file capable of generating object files for both an encoder and decoder. Your code will be compiled using the commands<text:line-break/> <text:tab/></text:span><text:span text:style-name="T9">gcc columnar.c -o encoder -D MODE=ENCODE</text:span><text:span text:style-name="T1"> and<text:line-break/> <text:tab/></text:span><text:span text:style-name="T9">gcc columnar.c -o decoder -D MODE=DECODE<text:line-break/></text:span><text:span text:style-name="T1">See the Appendix of the Vigenère lab manual for instructions to do this.</text:span></text:p>
        </text:list-item>
        <text:list-item>
          <text:p text:style-name="P4"><text:span text:style-name="T1">Your code should not use any libraries explicitly intended for encryption.</text:span></text:p>
        </text:list-item>
        <text:list-item>
          <text:p text:style-name="P4"><text:span text:style-name="T1">You should</text:span><text:span text:style-name="T8"> NOT</text:span><text:span text:style-name="T1"> use other online examples of Columnar Transposition, padding, or the Vigenère Cipher as a coding template; if you do not understand how they work, talk to your instructor or TA.</text:span></text:p>
        </text:list-item>
        <text:list-item>
          <text:p text:style-name="P4"><text:span text:style-name="T1">Your code</text:span><text:span text:style-name="T8"> must not</text:span><text:span text:style-name="T1"> write temporary “scratch” files during encryption. Only the “final” encrypted output should be written to disk.</text:span></text:p>
        </text:list-item>
        <text:list-item>
          <text:p text:style-name="P4"><text:span text:style-name="T8">The number of rounds will be read from the command line</text:span><text:span text:style-name="T1"> (like dimension was for Lab 4).</text:span></text:p>
        </text:list-item>
        <text:list-item>
          <text:p text:style-name="P4"><text:soft-page-break/><text:span text:style-name="T8">Keys will be read from a file</text:span><text:span text:style-name="T1"> as in Lab </text:span>1<text:span text:style-name="T1">.</text:span></text:p>
        </text:list-item>
        <text:list-item>
          <text:p text:style-name="P4"><text:span text:style-name="T8">All keys will be 16 bytes in length.</text:span></text:p>
        </text:list-item>
        <text:list-item>
          <text:p text:style-name="P4"><text:span text:style-name="T1">The dimension of the transposition box should be hard-coded to 4 (for a block size of 16 bytes).</text:span></text:p>
        </text:list-item>
        <text:list-item>
          <text:p text:style-name="P4"><text:span text:style-name="T1">Input will</text:span><text:span text:style-name="T8"> not</text:span><text:span text:style-name="T1"> be limited to text only (i.e., test using binary data like applications or images).</text:span></text:p>
        </text:list-item>
        <text:list-item>
          <text:p text:style-name="P4"><text:span text:style-name="T1">Input will</text:span><text:span text:style-name="T8"> not</text:span><text:span text:style-name="T1"> be limited to any particular length (i.e., test using large files).</text:span></text:p>
        </text:list-item>
      </text:list>
      <text:p text:style-name="P1"/>
      <text:p text:style-name="P1"><text:span text:style-name="T8">Encoder</text:span><text:span text:style-name="T1"> </text:span><text:span text:style-name="T8">and Decoder</text:span></text:p>
      <text:p text:style-name="P1"/>
      <text:p text:style-name="P1"><text:span text:style-name="T1">Your encoder and decoder must take the following parameters as input:</text:span></text:p>
      <text:list xml:id="list1184099564750018037" text:style-name="WWNum2">
        <text:list-item>
          <text:p text:style-name="P5"><text:span text:style-name="T1">The number of rounds to use, e.g., 1 or 5 or 10, etc. (the number of rounds may be arbitrary)</text:span></text:p>
        </text:list-item>
        <text:list-item>
          <text:p text:style-name="P5"><text:span text:style-name="T1">A path to a key file, e.g., “keys/key_01”</text:span></text:p>
        </text:list-item>
        <text:list-item>
          <text:p text:style-name="P5"><text:span text:style-name="T1">A path to an input file, e.g., “input/file_01”</text:span></text:p>
        </text:list-item>
        <text:list-item>
          <text:p text:style-name="P5"><text:span text:style-name="T1">A path to an output file, e.g., “output/file_01_encoded”</text:span></text:p>
        </text:list-item>
      </text:list>
      <text:p text:style-name="P1"/>
      <text:p text:style-name="P1"><text:span text:style-name="T1">Upon running:</text:span></text:p>
      <text:p text:style-name="P1"/>
      <text:p text:style-name="P1"><text:span text:style-name="T7">./encoder</text:span><text:span text:style-name="T1"> 5 keys/key_01 /tmp/input /tmp/output</text:span></text:p>
      <text:p text:style-name="P1"/>
      <text:p text:style-name="P1"><text:span text:style-name="T1">...the file 'output' should contain the contents of input as encoded using a 5-round VC-CT product cipher as described above. Upon running:</text:span></text:p>
      <text:p text:style-name="P1"/>
      <text:p text:style-name="P1"><text:span text:style-name="T7">./decoder 5 keys/key_01 /tmp/encoded /tmp/decoded</text:span></text:p>
      <text:p text:style-name="P1"><text:soft-page-break/></text:p>
      <text:p text:style-name="P1"><text:span text:style-name="T1">... decoded should contain the contents of encoded as decoded using a 5-round VC-CT product cipher as described above.</text:span></text:p>
      <text:p text:style-name="P1"/>
      <text:p text:style-name="P1"><text:span text:style-name="T3">Padding and Multi-round Block Ciphers </text:span></text:p>
      <text:p text:style-name="P1"><text:span text:style-name="T8">(</text:span><text:span text:style-name="T20">like dessert, do padding first)</text:span></text:p>
      <text:p text:style-name="P1"/>
      <text:p text:style-name="P1"><text:span text:style-name="T1">Padding is still required for this cipher, and the same scheme should be used for this lab as for the Columnar-only lab.</text:span></text:p>
      <text:p text:style-name="P1"/>
      <text:p text:style-name="P1"><text:span text:style-name="T1">However, it is not obvious how to combine the stream cipher of Vigenère with the block cipher of the Columnar Transposition. One approach might be to think of “one round” of our Product Cipher as:</text:span></text:p>
      <text:p text:style-name="P1"/>
      <text:list xml:id="list6315020378028781736" text:style-name="WWNum3">
        <text:list-item>
          <text:p text:style-name="P6"><text:span text:style-name="T1">Vignère be performed on the whole file, and then</text:span></text:p>
        </text:list-item>
        <text:list-item>
          <text:p text:style-name="P6"><text:span text:style-name="T1">Columnar on the file (block by block), padding the last block</text:span></text:p>
        </text:list-item>
      </text:list>
      <text:p text:style-name="P1"/>
      <text:p text:style-name="P1"><text:span text:style-name="T1">There's a problem with this approach. When round two occurs, Columnar will again add padding (since CT always adds padding to the end of the file). Each of</text:span><text:span text:style-name="T7"> n</text:span><text:span text:style-name="T1"> rounds will add more padding to the end of the file, but the padding blocks will not all have the same number of rounds (the last block of padding will not have gone through Vigenère substitution, for example).</text:span></text:p>
      <text:p text:style-name="P1"/>
      <text:p text:style-name="P1"><text:span text:style-name="T1">To illustrate why this is not a good approach, suppose we are using a two round cipher as described. We have the input “ABCDE”, we are using a dimension of 2 (block size of 4), and our Vigenère key is “1111” (we are going to simply shift each letter by 1 position in our heads). <text:s/>If we do VC on the whole input first, we get:</text:span></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1"><text:span text:style-name="T20">Round 1</text:span></text:p>
            <text:p text:style-name="P1"/>
            <text:p text:style-name="P1"><text:span text:style-name="T21">VC(11111, ABCDE) → BCDEF</text:span></text:p>
            <text:p text:style-name="P1"/>
            <text:p text:style-name="P1">Then we would do a TC:</text:p>
            <text:p text:style-name="P1"/>
            <text:p text:style-name="P1"><text:span text:style-name="T21">BC</text:span></text:p>
            <text:p text:style-name="P1"><text:span text:style-name="T21">DE → BDCE</text:span></text:p>
            <text:p text:style-name="P1"/>
            <text:p text:style-name="P1"><text:span text:style-name="T21">FX</text:span></text:p>
            <text:p text:style-name="P1"><text:span text:style-name="T21">YY → FYXY</text:span></text:p>
            <text:p text:style-name="P1"/>
            <text:p text:style-name="P1">… giving us a Round 1 output of:</text:p>
            <text:p text:style-name="P1"/>
            <text:p text:style-name="P1"><text:span text:style-name="T21">BDCEFYXY</text:span></text:p>
          </table:table-cell>
          <table:table-cell table:style-name="Table1.A1" office:value-type="string">
            <text:p text:style-name="P1"><text:span text:style-name="T20"><text:s/>Round 2</text:span></text:p>
            <text:p text:style-name="P1"/>
            <text:p text:style-name="P1">Picking up with our Round 1 output:</text:p>
            <text:p text:style-name="P1"/>
            <text:p text:style-name="P1"><text:span text:style-name="T21">VC(11111111, BDCEFYXY) → CEDFGZYZ</text:span></text:p>
            <text:p text:style-name="P1"/>
            <text:p text:style-name="P1">Then, another TC:</text:p>
            <text:p text:style-name="P1"/>
            <text:p text:style-name="P1"><text:span text:style-name="T21">CE</text:span></text:p>
            <text:p text:style-name="P1"><text:span text:style-name="T21">DF → CDEF</text:span></text:p>
            <text:p text:style-name="P1"/>
            <text:p text:style-name="P1"><text:span text:style-name="T21">GZ</text:span></text:p>
            <text:p text:style-name="P1"><text:span text:style-name="T21">YZ → GYZZ</text:span></text:p>
            <text:p text:style-name="P1"/>
            <text:p text:style-name="P1">And more padding (since we ended on a block division!)</text:p>
            <text:p text:style-name="P1"/>
            <text:p text:style-name="P1"><text:span text:style-name="T21">XY</text:span></text:p>
            <text:p text:style-name="P1"><text:span text:style-name="T21">YY → XYYY</text:span></text:p>
          </table:table-cell>
        </table:table-row>
      </table:table>
      <text:p text:style-name="P1"><text:soft-page-break/></text:p>
      <text:p text:style-name="P1"><text:span text:style-name="T1">… giving us a final output of:</text:span><text:span text:style-name="T9"> C</text:span><text:span text:style-name="T21">DEFGYZZ</text:span><text:span text:style-name="T9">X</text:span><text:span text:style-name="T21">YYY</text:span><text:span text:style-name="T1">, which is much larger than our input and, as promised, the last padding block is unciphered. This is not a worthwhile approach.</text:span></text:p>
      <text:p text:style-name="P1"/>
      <text:p text:style-name="P1"><text:span text:style-name="T8">Instead,</text:span><text:span text:style-name="T1"> the entire cipher should</text:span><text:span text:style-name="T8"> function</text:span><text:span text:style-name="T1"> as a block cipher, encrypting each block of input, first using Vigenère and then using Columnar. Each set of</text:span><text:span text:style-name="T7"> n</text:span><text:span text:style-name="T1"> rounds is performed</text:span><text:span text:style-name="T8"> on a single block</text:span><text:span text:style-name="T1"> before moving to the next block, enabling you to reuse the same structures. When the</text:span><text:span text:style-name="T8"> very last</text:span><text:span text:style-name="T1"> block of the input is reached, that plaintext block is padded to the block size</text:span><text:span text:style-name="T7"> before</text:span><text:span text:style-name="T1"> Vigenère and Columnar are applied in the first round. Then in the second (and future) rounds, the block is already full and should not be padded again. On decryption, the transformation rounds are applied, and, if it is the last block in the file, the padding is removed before the plaintext is written out.</text:span></text:p>
      <text:p text:style-name="P1"/>
      <text:p text:style-name="P1"><text:span text:style-name="T1">Using the same example conditions as above:</text:span></text:p>
      <text:p text:style-name="P1"/>
      <text:p text:style-name="P1"><text:span text:style-name="T1">Block 1,</text:span><text:span text:style-name="T8"> Round 1</text:span></text:p>
      <text:p text:style-name="P1"/>
      <text:p text:style-name="P1"><text:span text:style-name="T9">VC(1111, ABCD) → BCDE</text:span></text:p>
      <text:p text:style-name="P1"/>
      <text:p text:style-name="P1"/>
      <text:p text:style-name="P1"/>
      <text:p text:style-name="P1"/>
      <text:p text:style-name="P1"><text:span text:style-name="T1">Then we would do a TC:</text:span></text:p>
      <text:p text:style-name="P1"/>
      <text:p text:style-name="P1"><text:span text:style-name="T9">BC</text:span></text:p>
      <text:p text:style-name="P1"><text:span text:style-name="T9">DE → BDCE</text:span></text:p>
      <text:p text:style-name="P1"/>
      <text:p text:style-name="P1"><text:span text:style-name="T1"><text:s/>Block 1,</text:span><text:span text:style-name="T8"> Round 2</text:span></text:p>
      <text:p text:style-name="P1"/>
      <text:p text:style-name="P1"><text:soft-page-break/><text:span text:style-name="T9">VC(1111, BDCE) → CEDF</text:span></text:p>
      <text:p text:style-name="P1"/>
      <text:p text:style-name="P1"><text:span text:style-name="T1">Then we would do a TC:</text:span></text:p>
      <text:p text:style-name="P1"/>
      <text:p text:style-name="P1"><text:span text:style-name="T9">CE</text:span></text:p>
      <text:p text:style-name="P1"><text:span text:style-name="T9">DF → CDEF</text:span></text:p>
      <text:p text:style-name="P1"/>
      <text:p text:style-name="P1"/>
      <text:p text:style-name="P2"><text:span text:style-name="T1">Then, we would move on to our</text:span><text:span text:style-name="T8"> next block...</text:span></text:p>
      <text:p text:style-name="P1"/>
      <text:p text:style-name="P1"/>
      <text:p text:style-name="P1"/>
      <text:p text:style-name="P1"><text:span text:style-name="T8">Block 2, Round 1</text:span></text:p>
      <text:p text:style-name="P1"/>
      <text:p text:style-name="P1"><text:span text:style-name="T1">We only have 'E' as our input, so</text:span><text:span text:style-name="T8"> we need to pad the block</text:span><text:span text:style-name="T1">. Thus, 'E' becomes:</text:span></text:p>
      <text:p text:style-name="P1"/>
      <text:p text:style-name="P1"><text:span text:style-name="T9">EX</text:span><text:span text:style-name="T21">YY</text:span></text:p>
      <text:p text:style-name="P1"/>
      <text:p text:style-name="P1"><text:span text:style-name="T1">Now we can do our rounds:</text:span></text:p>
      <text:p text:style-name="P1"/>
      <text:p text:style-name="P1"><text:span text:style-name="T9">VC(1111, EX</text:span><text:span text:style-name="T21">YY</text:span><text:span text:style-name="T9">) → FY</text:span><text:span text:style-name="T21">ZZ</text:span></text:p>
      <text:p text:style-name="P1"><text:soft-page-break/></text:p>
      <text:p text:style-name="P1"><text:span text:style-name="T1">Then we would do a TC:</text:span></text:p>
      <text:p text:style-name="P1"/>
      <text:p text:style-name="P1"><text:span text:style-name="T9">FY</text:span></text:p>
      <text:p text:style-name="P1"><text:span text:style-name="T21">ZZ</text:span><text:span text:style-name="T9"> → F</text:span><text:span text:style-name="T21">Z</text:span><text:span text:style-name="T9">Y</text:span><text:span text:style-name="T21">Z</text:span></text:p>
      <text:p text:style-name="P1"/>
      <text:p text:style-name="P1"><text:span text:style-name="T8"><text:s/>Block 1, Round 2</text:span></text:p>
      <text:p text:style-name="P1"/>
      <text:p text:style-name="P1"><text:span text:style-name="T1">Now on to round two. Our block is already full (since we padded it) so</text:span><text:span text:style-name="T8"> we don't need to</text:span><text:span text:style-name="T1"> do any</text:span><text:span text:style-name="T8"> more padding.</text:span></text:p>
      <text:p text:style-name="P1"/>
      <text:p text:style-name="P1"><text:span text:style-name="T9">VC(1111, F</text:span><text:span text:style-name="T21">Z</text:span><text:span text:style-name="T9">Y</text:span><text:span text:style-name="T21">Z</text:span><text:span text:style-name="T9">) → G</text:span><text:span text:style-name="T21">A</text:span><text:span text:style-name="T9">Z</text:span><text:span text:style-name="T21">A</text:span></text:p>
      <text:p text:style-name="P1"/>
      <text:p text:style-name="P1"><text:span text:style-name="T1">Then we would do a TC:</text:span></text:p>
      <text:p text:style-name="P1"/>
      <text:p text:style-name="P1"><text:span text:style-name="T9">G</text:span><text:span text:style-name="T21">A</text:span></text:p>
      <text:p text:style-name="P1"><text:span text:style-name="T9">Z</text:span><text:span text:style-name="T21">A</text:span><text:span text:style-name="T9"> → GZ</text:span><text:span text:style-name="T21">AA</text:span></text:p>
      <text:p text:style-name="P1"/>
      <text:p text:style-name="P1"><text:span text:style-name="T1">… giving us a final output of:</text:span><text:span text:style-name="T9"> CEDFGZ</text:span><text:span text:style-name="T21">AA</text:span><text:span text:style-name="T1">. This output is much shorter and leaks much less information.</text:span></text:p>
      <text:p text:style-name="P1"/>
      <text:p text:style-name="P1"><draw:frame draw:style-name="fr1" draw:name="image01.png" text:anchor-type="as-char" svg:width="0.1563in" svg:height="0.1563in" draw:z-index="0"><draw:image xlink:href="Pictures/100002000000000F0000000FCB84F0237B4DBB9B.png" xlink:type="simple" xlink:show="embed" xlink:actuate="onLoad"/><svg:desc>idea.png</svg:desc></draw:frame><text:span text:style-name="T10">To summarize</text:span>:<text:span text:style-name="T1"> </text:span>R<text:span text:style-name="T1">ead in 16 bytes of input. If you have a full block, perform Vigenère and Columnar in sequence for</text:span><text:span text:style-name="T7"> n</text:span><text:span text:style-name="T1"> rounds and write it to disk. Then, read in the next 16 bytes and repeat</text:span> the process until you run out of input. </text:p>
      <text:p text:style-name="P1"/>
      <text:p text:style-name="P1"><text:soft-page-break/>If you did not get 16 bytes of input, t<text:span text:style-name="T1">here are two possibilities:</text:span></text:p>
      <text:list xml:id="list6553860568284682492" text:style-name="WWNum4">
        <text:list-item>
          <text:p text:style-name="P7">Y<text:span text:style-name="T1">ou</text:span><text:span text:style-name="T21"> </text:span>got <text:span text:style-name="T1">a partial block of input</text:span> -- in which case you should fill out the remaining bytes with padding,<text:span text:style-name="T1"> or </text:span></text:p>
        </text:list-item>
        <text:list-item>
          <text:p text:style-name="P7"><text:span text:style-name="T1">your input may fit perfectly in the last block</text:span> -- in which case you should<text:span text:style-name="T1"> create a full block of padding. </text:span></text:p>
        </text:list-item>
      </text:list>
      <text:p text:style-name="P1"/>
      <text:p text:style-name="P1"><text:span text:style-name="T1">Then, in either case, perform Vigenère and Columnar in sequence for</text:span><text:span text:style-name="T7"> n</text:span><text:span text:style-name="T1"> rounds on the padded block and write it to disk.</text:span></text:p>
      <text:p text:style-name="P1"/>
      <text:p text:style-name="P1">To decrypt, reverse the process. Note however that to remove the padding from the last block, you’ll need to do Vigenère and Columnar for <text:span text:style-name="T23">n</text:span> rounds first -- removing the padding as the last step before writing the output.</text:p>
      <text:p text:style-name="P1"/>
      <text:p text:style-name="P1"/>
      <text:p text:style-name="P1"><text:span text:style-name="T3">Tips</text:span></text:p>
      <text:p text:style-name="P1"><text:span text:style-name="T8">Use Helper Functions!</text:span></text:p>
      <text:p text:style-name="P1"/>
      <text:p text:style-name="P1"><text:span text:style-name="T1">Your code will be much more manageable and easier to debug if you create and use helper functions rather than writing one huge function with lots of repeated code. While it might be longer, it will be easier to write and understand.</text:span></text:p>
      <text:p text:style-name="P1"/>
      <text:p text:style-name="P1"><text:span text:style-name="T1">For example, my solution uses the following functions:</text:span></text:p>
      <text:p text:style-name="P1"/>
      <text:p text:style-name="P8"><text:span text:style-name="T14">int</text:span><text:span text:style-name="T16"> pad_buffer(char *buffer, unsigned int bufsize,</text:span></text:p>
      <text:p text:style-name="P8"><text:span text:style-name="T16"><text:tab/><text:tab/><text:tab/><text:tab/><text:tab/><text:tab/><text:tab/><text:tab/><text:tab/>unsigned int rbuf_index)</text:span></text:p>
      <text:p text:style-name="P8"><text:span text:style-name="T14">int</text:span><text:span text:style-name="T16"> unpad_buffer(char *buffer, unsigned int bufsize)</text:span></text:p>
      <text:p text:style-name="P8"/>
      <text:p text:style-name="P8"><text:span text:style-name="T16">pad_buffer()</text:span><text:span text:style-name="T14"> takes as input a</text:span><text:span text:style-name="T16"> buffer</text:span><text:span text:style-name="T14"> of size</text:span><text:span text:style-name="T16"> bufsize</text:span><text:span text:style-name="T14"> bytes where</text:span><text:span text:style-name="T16"> rbuf_index</text:span><text:span text:style-name="T14"> indicates the first empty byte in the buffer. It writes an 'X' into</text:span><text:span text:style-name="T16"> buffer[rbuf_index]</text:span><text:span text:style-name="T14"> and fills the remaining bytes with '</text:span>Y<text:span text:style-name="T14">' characters.</text:span><text:span text:style-name="T16"> unpad_buffer()</text:span><text:span text:style-name="T14"> removes padding from</text:span><text:span text:style-name="T16"> buffer</text:span><text:span text:style-name="T14"> if it exists. Both functions modify (in place) the memory pointed to by the pointer buffer and return the number of padding bytes added or removed.</text:span></text:p>
      <text:p text:style-name="P8"><text:soft-page-break/></text:p>
      <text:p text:style-name="P8"><text:span text:style-name="T11">void</text:span><text:span text:style-name="T12"> vigenere_buffer(char *buf</text:span><text:span text:style-name="T11">fer</text:span><text:span text:style-name="T12">, char *keybuf, unsigned int bytes,</text:span></text:p>
      <text:p text:style-name="P8"><text:span text:style-name="T12"><text:tab/><text:tab/><text:tab/><text:tab/><text:tab/><text:tab/><text:tab/>int mode)</text:span></text:p>
      <text:p text:style-name="P8"/>
      <text:p text:style-name="P8"><text:span text:style-name="T12">vigenere_buffer</text:span><text:span text:style-name="T11"> takes a</text:span><text:span text:style-name="T12"> buffer</text:span><text:span text:style-name="T11"> and key (</text:span><text:span text:style-name="T12">keybuf</text:span><text:span text:style-name="T11">) of length</text:span><text:span text:style-name="T12"> bytes</text:span><text:span text:style-name="T11"> in addition to a</text:span><text:span text:style-name="T12"> mode</text:span><text:span text:style-name="T11"> parameter (to indicate encoding or decoding). If encoding, the function performs a positive shift based on the values of</text:span><text:span text:style-name="T12"> keybuf</text:span><text:span text:style-name="T11">. If decoding, a negative shift. The buffer is modified in place and there is no return value.</text:span></text:p>
      <text:p text:style-name="P8"/>
      <text:p text:style-name="P9"><text:span text:style-name="T14">void</text:span><text:span text:style-name="T16"> transpose_buffer(char *out, char *in, unsigned int dim)</text:span></text:p>
      <text:p text:style-name="P9"><text:span text:style-name="T16">transpose_buffer</text:span><text:span text:style-name="T14"> takes a</text:span><text:span text:style-name="T16"> dim</text:span><text:span text:style-name="T14"> by</text:span><text:span text:style-name="T16"> dim</text:span><text:span text:style-name="T14"> sized buffer</text:span><text:span text:style-name="T16"> in</text:span><text:span text:style-name="T14"> and performs the Columnar Transposition into the same-sized buffer</text:span><text:span text:style-name="T16"> out</text:span><text:span text:style-name="T14">. It modifies</text:span><text:span text:style-name="T16"> out</text:span><text:span text:style-name="T14"> in place and returns nothing. Since the Columnar Transposition is symmetric, you do</text:span><text:span text:style-name="T15"> not</text:span><text:span text:style-name="T14"> need a special “</text:span><text:span text:style-name="T16">untranspose_buffer</text:span><text:span text:style-name="T14">” function.</text:span></text:p>
      <text:p text:style-name="P9"><text:span text:style-name="T14">There's no straightforward way to pass two-dimensional arrays in C. Your choices are to pass normal arrays and construct two-dimensional arrays inside the function, or to figure out how to perform the transposition in a single array. (There's a general algorithm to do it, but it takes some thinking to figure it out.)</text:span></text:p>
      <text:p text:style-name="P8"><text:span text:style-name="T14">int</text:span><text:span text:style-name="T16"> dump_buffer(</text:span><text:span text:style-name="T14">char *</text:span><text:span text:style-name="T16">buffer,</text:span><text:span text:style-name="T14"> unsigned int</text:span><text:span text:style-name="T16"> bufsize,</text:span><text:span text:style-name="T14"> unsigned int</text:span><text:span text:style-name="T16"> bytes,</text:span></text:p>
      <text:p text:style-name="P8"><text:span text:style-name="T16"><text:tab/><text:tab/><text:tab/><text:tab/><text:tab/> <text:tab/></text:span><text:span text:style-name="T14">char *</text:span><text:span text:style-name="T16">output_path)</text:span></text:p>
      <text:p text:style-name="P8"/>
      <text:p text:style-name="P8"><text:span text:style-name="T16">dump_buffer</text:span><text:span text:style-name="T14"> takes in</text:span><text:span text:style-name="T16"> buffer</text:span><text:span text:style-name="T14"> and appends</text:span><text:span text:style-name="T16"> bytes</text:span><text:span text:style-name="T14"> bytes from</text:span><text:span text:style-name="T16"> buffer</text:span><text:span text:style-name="T14"> to the file named in</text:span><text:span text:style-name="T16"> output_path</text:span><text:span text:style-name="T14">. It then erases</text:span><text:span text:style-name="T16"> buffer</text:span><text:span text:style-name="T14"> using</text:span><text:span text:style-name="T16"> memset(buffer, 0, bufsize)</text:span><text:span text:style-name="T14">. It returns the number of bytes written.</text:span></text:p>
      <text:p text:style-name="P8"/>
      <text:p text:style-name="P1"><text:span text:style-name="T8">Hint:</text:span><text:span text:style-name="T1"> In my solution, I use a while loop with</text:span><text:span text:style-name="T7"> fgetc()</text:span><text:span text:style-name="T1"> to read bytes from the input file, just as in the other labs. However, instead of reading bytes into a matrix or directly transposing them, I first read</text:span><text:span text:style-name="T7"> blocksize</text:span><text:span text:style-name="T1"> bytes into</text:span><text:span text:style-name="T7"> read_buf</text:span><text:span text:style-name="T1">, a read buffer the size of the block.</text:span><text:span text:style-name="T7"> read_buf</text:span><text:span text:style-name="T1"> is a regular (one-dimensional) character array. I also declare and use the variables</text:span><text:span text:style-name="T7"> buf_size</text:span><text:span text:style-name="T1"> (the size of the buffer) and</text:span><text:span text:style-name="T7"> buf_index</text:span><text:span text:style-name="T1"> (the variable I use to “walk” the buffer as I write characters into it, e.g., '</text:span><text:span text:style-name="T7">read_buf[buf_index] = symbol'</text:span><text:span text:style-name="T1">).</text:span></text:p>
      <text:p text:style-name="P1"/>
      <text:p text:style-name="P1"><text:span text:style-name="T1">If</text:span><text:span text:style-name="T7"> read_buf</text:span><text:span text:style-name="T1"> isn't full inside the while loop, I don't need to do any kind of transformation; I just keep reading bytes into</text:span><text:span text:style-name="T7"> read_buf</text:span><text:span text:style-name="T1">. <text:s/>When it is full (i.e.,</text:span><text:span text:style-name="T7"> buf_index == buf_size)</text:span><text:span text:style-name="T1">, I then start my multiple rounds of VC and TC, reading from</text:span><text:span text:style-name="T7"> read_buf</text:span><text:span text:style-name="T1"> instead of the file. I then reset</text:span><text:span text:style-name="T7"> buf_index = 0</text:span><text:span text:style-name="T1"> so that the buffer will be ready for the next block when the while loop starts over.</text:span></text:p>
      <text:p text:style-name="P1"/>
      <text:p text:style-name="P1"><text:span text:style-name="T1">Naturally, when I hit EOF in my while loop, I'll be kicked out of the loop. However,</text:span><text:span text:style-name="T7"> read_buf</text:span><text:span text:style-name="T1"> and</text:span><text:span text:style-name="T7"> buf_index</text:span><text:span text:style-name="T1"> will contain whatever bytes that were read into</text:span><text:span text:style-name="T7"> read_buf</text:span><text:span text:style-name="T1"> and the position of the first empty array index before the end of file was encountered. <text:s/>If</text:span><text:span text:style-name="T7"> buf_index</text:span><text:span text:style-name="T1"> is 0, I know that the file ended on a block division and I will pad the entire</text:span><text:span text:style-name="T7"> read_buf</text:span><text:span text:style-name="T1"> buffer. If</text:span><text:span text:style-name="T7"> 0 &lt; buf_index &lt; buf_size</text:span><text:span text:style-name="T1">, then I know that there are</text:span><text:span text:style-name="T7"> some</text:span><text:span text:style-name="T1"> bytes in</text:span><text:span text:style-name="T7"> read_buf</text:span><text:span text:style-name="T1"> and I just need to pad to the end of the buffer. (In the <text:s/>case of our padding example above, only the letter 'E' would be in</text:span><text:span text:style-name="T7"> read_buf</text:span><text:span text:style-name="T1"> when EOF was hit</text:span><text:span text:style-name="T7">,</text:span><text:span text:style-name="T1"> and</text:span><text:span text:style-name="T7"> buf_index</text:span><text:span text:style-name="T1"> would be set to 1 – the first empty space in</text:span><text:span text:style-name="T7"> read_buf</text:span><text:span text:style-name="T1">.)</text:span></text:p>
      <text:p text:style-name="P1"/>
      <text:p text:style-name="P1"><text:span text:style-name="T1">Once the final</text:span><text:span text:style-name="T7"> read_buf</text:span><text:span text:style-name="T1"> is padded, I can perform the same sequence of transformations on this last block by repeating my transformation code or (better yet), passing</text:span><text:span text:style-name="T7"> read_buf</text:span><text:span text:style-name="T1"> and any other necessary information to functions that perform the transformations.</text:span></text:p>
      <text:p text:style-name="P1"><text:soft-page-break/></text:p>
      <text:p text:style-name="P1"><text:span text:style-name="T3">Sample Vectors</text:span></text:p>
      <text:p text:style-name="P1"/>
      <text:p text:style-name="P1"><text:span text:style-name="T1">Sample vectors (i.e., various round settings, keys, and input along with correctly encrypted and decrypted data) will be provided at</text:span></text:p>
      <text:p text:style-name="P1"/>
      <text:p text:style-name="P2"><text:a xlink:type="simple" xlink:href="http://lars.d.umn.edu/labs/product-vectors.tar.gz" text:style-name="Internet_20_link" text:visited-style-name="Visited_20_Internet_20_Link"><text:span text:style-name="T17">http://</text:span></text:a><text:a xlink:type="simple" xlink:href="http://lars.d.umn.edu/labs/product-vectors.tar.gz" text:style-name="Internet_20_link" text:visited-style-name="Visited_20_Internet_20_Link"><text:span text:style-name="T24">lars</text:span></text:a><text:a xlink:type="simple" xlink:href="http://lars.d.umn.edu/labs/product-vectors.tar.gz" text:style-name="Internet_20_link" text:visited-style-name="Visited_20_Internet_20_Link"><text:span text:style-name="T17">.d.umn.edu/labs/product-vectors.tar.gz</text:span></text:a></text:p>
      <text:p text:style-name="P2"/>
      <text:p text:style-name="P1"><text:span text:style-name="T1">for correctness testing. See the included README.txt for more information. Grading will use both the sample vectors and new untested vectors. Therefore, you should test your code against the sample vectors and various other types of input and keys that you choose.</text:span></text:p>
      <text:p text:style-name="P1"/>
      <text:p text:style-name="P1"><text:span text:style-name="T3">Short Answer Questions</text:span></text:p>
      <text:p text:style-name="P1"/>
      <text:p text:style-name="P1"><text:span text:style-name="T8">Compression as an Entropy Estimator</text:span></text:p>
      <text:p text:style-name="P1"/>
      <text:p text:style-name="P1"><text:span text:style-name="T1">While encryption attempts to reversibly encode data with a maximum of entropy, compression attempts to reversibly encode data using a minimum of entropy. In other words, compression attempts to encode data using the least number of bits possible. Therefore, you can</text:span><text:span text:style-name="T7"> estimate</text:span><text:span text:style-name="T1"> the entropy of a set of data by attempting to compress it with a good compression algorithm like ZIP or gzip. If entropy is high, the data will not compress very much (or might even expand during compression). If entropy is low, the data will compress significantly owing to the large amount of redundancy in the data.</text:span></text:p>
      <text:p text:style-name="P1"/>
      <text:p text:style-name="P1"><text:span text:style-name="T1">If</text:span><text:span text:style-name="T7"> F</text:span><text:span text:style-name="T1"> is the size of a file when not compressed, and</text:span><text:span text:style-name="T7"> C</text:span><text:span text:style-name="T1"> is the size of the file when compressed, we say that the</text:span><text:span text:style-name="T7"> compression ratio</text:span><text:span text:style-name="T1"> (CR) achieved by the algorithm is</text:span><text:span text:style-name="T7"> C/F</text:span><text:span text:style-name="T1">. For example, if the file was 4 megabytes before compression and 3 megabytes afterwards, we say that the CR is 0.75 because it is ¾ its original size. If the file expands (i.e.,</text:span><text:span text:style-name="T7"> C</text:span><text:span text:style-name="T1"> is larger than</text:span><text:span text:style-name="T7"> F</text:span><text:span text:style-name="T1">), then the CR will be greater than 1. Normally, when compressing files, we are trying to save space, so we desire the lowest possible CR. However, when compressing encrypted data as a means of estimating entropy, we would like to see a large CR, which would indicate that the ciphertext was difficult to compress.</text:span></text:p>
      <text:p text:style-name="P1"/>
      <text:p text:style-name="P1"><text:span text:style-name="T1">To compress a file using gzip, execute the following command:</text:span></text:p>
      <text:p text:style-name="P1"/>
      <text:p text:style-name="P1"><text:span text:style-name="T9">gzip -k filename</text:span><text:span text:style-name="T1"> <text:s/></text:span></text:p>
      <text:p text:style-name="P1"/>
      <text:p text:style-name="P1"><text:soft-page-break/><text:span text:style-name="T1">This will compress</text:span><text:span text:style-name="T7"> filename</text:span><text:span text:style-name="T1">, creating</text:span><text:span text:style-name="T7"> filename.gz</text:span><text:span text:style-name="T1">. (If you do not use the -k switch, gzip will remove the uncompressed file). You can compare the compressed and uncompressed sizes using 'ls -l'.</text:span></text:p>
      <text:p text:style-name="P1"/>
      <text:p text:style-name="P1"><text:span text:style-name="T9">-rw-r--r-- 1 pedro pedro 1504 Feb 23 15:10 gettysburg.aes</text:span></text:p>
      <text:p text:style-name="P1"><text:span text:style-name="T9">-rw-r--r-- 1 pedro pedro 1542 Feb 23 15:10 gettysburg.aes.gz</text:span></text:p>
      <text:p text:style-name="P1"><text:span text:style-name="T9">-rw-r--r-- 1 pedro pedro 1488 Feb 23 15:06 gettysburg.enc</text:span></text:p>
      <text:p text:style-name="P1"><text:span text:style-name="T9">-rw-r--r-- 1 pedro pedro 1264 Feb 23 15:06 gettysburg.enc.gz</text:span></text:p>
      <text:p text:style-name="P1"><text:span text:style-name="T9">-rw-r--r-- 1 pedro pedro </text:span><text:span text:style-name="T13">1483</text:span><text:span text:style-name="T9"> Feb 23 15:06 gettysburg.txt</text:span></text:p>
      <text:p text:style-name="P1"><text:span text:style-name="T9">-rw-r--r-- 1 pedro pedro <text:s/>747 Feb 23 15:06 gettysburg.txt.gz</text:span></text:p>
      <text:p text:style-name="P1"/>
      <text:p text:style-name="P1"><text:span text:style-name="T1">The above listing shows six files. Highlighted in green is the length, or size, in bytes of the file</text:span><text:span text:style-name="T7"> gettysburg.txt</text:span><text:span text:style-name="T1">, which is 1483 bytes. The bottom line shows</text:span><text:span text:style-name="T7"> gettysburg.txt.gz,</text:span><text:span text:style-name="T1"> or</text:span><text:span text:style-name="T7"> gettysburg.txt</text:span><text:span text:style-name="T1"> gzipped. It is 747 bytes, which tells us that gzip (with default settings) achieves a CR of 747/1483, or almost exactly 0.50. The 3</text:span><text:span text:style-name="T18">rd</text:span><text:span text:style-name="T1"> and 4</text:span><text:span text:style-name="T18">th</text:span><text:span text:style-name="T1"> rows show</text:span><text:span text:style-name="T7"> gettysburg.txt</text:span><text:span text:style-name="T1"> as encrypted using a product cipher similar to the one you will develop for this exercise, and the encrypted file as compressed with gzip. The CR for these files is 1264/1488, or almost 0.85 – a significant improvement over the </text:span>“<text:span text:style-name="T1">unencrapted</text:span>”<text:span text:style-name="T1"> version of</text:span><text:span text:style-name="T7"> gettysburg</text:span><text:span text:style-name="T1">. The first two lines show the file as encrypted with AES-128 and the encrypted file compressed using gzip. Here, the CR is 1542/1504, or nearly 1.03, meaning that the file increased in size by almost 3%.</text:span></text:p>
      <text:p text:style-name="P1"/>
      <text:p text:style-name="P1"><text:span text:style-name="T1">Answer the following short answer questions in a Word- or OpenOffice-compatible document or text file and include your answers with your source code (see Submission, below).</text:span></text:p>
      <text:p text:style-name="P1"/>
      <text:p text:style-name="P1"><text:span text:style-name="T8">Question 1:</text:span><text:span text:style-name="T1"> Why are the encrypted versions (line</text:span>s 2 and <text:span text:style-name="T1">4) of</text:span><text:span text:style-name="T7"> gettysburg.txt</text:span><text:span text:style-name="T1"> so much harder to compress than the plaintext version</text:span> (line 6)?</text:p>
      <text:p text:style-name="P1"/>
      <text:p text:style-name="P1"><text:span text:style-name="T8">Question 2:</text:span><text:span text:style-name="T1"> Why is the</text:span><text:span text:style-name="T7"> gettysburg.aes.gz</text:span><text:span text:style-name="T8"> larger</text:span><text:span text:style-name="T1"> than</text:span><text:span text:style-name="T7"> gettysburg.enc.gz,</text:span><text:span text:style-name="T1"> and even larger than</text:span><text:span text:style-name="T7"> gettysburg.aes</text:span><text:span text:style-name="T1">? What does that suggest about the difference in entropy between AES's output and our product cipher's output?</text:span></text:p>
      <text:p text:style-name="P1"/>
      <text:p text:style-name="P1"><text:span text:style-name="T1">Using your product cipher and the files in</text:span><text:span text:style-name="T7"> product-vectors,</text:span><text:span text:style-name="T1"> encrypt the inputs</text:span><text:span text:style-name="T7"> 12_abe.jpg</text:span><text:span text:style-name="T1"> and </text:span><text:span text:style-name="T7">11_moby_dick.txt</text:span><text:span text:style-name="T1"> each with the keys</text:span><text:span text:style-name="T7"> 01_hexadecimal, 02_16_zeros, 03_16_Zs,</text:span><text:span text:style-name="T1"> and</text:span><text:span text:style-name="T7"> 04_16-random1</text:span><text:span text:style-name="T1">. Then, compress the input files and the encrypted files using</text:span><text:span text:style-name="T7"> 'gzip -k filename'</text:span><text:span text:style-name="T1"> Compare the unencrypted, encrypted, and compressed file sizes.</text:span><text:span text:style-name="T8"> Using explicit examples (including quoting file sizes)</text:span><text:span text:style-name="T1"> from the files you just encrypted and/or compressed, answer the following questions:</text:span></text:p>
      <text:p text:style-name="P1"/>
      <text:p text:style-name="P1"><text:span text:style-name="T8">Question 3:</text:span><text:span text:style-name="T1"> Does the encrypted file size depend on the key used? Why or why not?</text:span></text:p>
      <text:p text:style-name="P1"/>
      <text:p text:style-name="P1"><text:soft-page-break/><text:span text:style-name="T8">Question 4:</text:span><text:span text:style-name="T1"> Does the encrypted-and-compressed file size depend on the key used? Why or why not?</text:span></text:p>
      <text:p text:style-name="P1"/>
      <text:p text:style-name="P1"><text:span text:style-name="T8">Question 5:</text:span><text:span text:style-name="T1"> Does the </text:span><text:span text:style-name="T8">ratio </text:span><text:span text:style-name="T1">of the encrypted-and-compressed file size vs. the encrypted-only file size depend on the input file (e.g., </text:span><text:span text:style-name="T7">abe vs. <text:s/>moby_dick</text:span><text:span text:style-name="T1">)? </text:span>Why or why not? <text:span text:style-name="T1">In other words, </text:span>do the ratios</text:p>
      <text:p text:style-name="P1"><text:span text:style-name="T1"><text:s/></text:span></text:p>
      <text:p text:style-name="P2"><text:span text:style-name="T23">gzip</text:span><text:span text:style-name="T7">(</text:span><text:span text:style-name="T23">E(abe))/E(abe)</text:span> </text:p>
      <text:p text:style-name="P2"/>
      <text:p text:style-name="P1">and </text:p>
      <text:p text:style-name="P1"/>
      <text:p text:style-name="P2"><text:span text:style-name="T23">gzip(E(moby_dick))/E(moby_dick)</text:span> </text:p>
      <text:p text:style-name="P2"/>
      <text:p text:style-name="P1">differ? If so, does it have to do with the input file? And why?</text:p>
      <text:p text:style-name="P1"/>
      <text:p text:style-name="P1"><text:span text:style-name="T3">Submission</text:span></text:p>
      <text:p text:style-name="P1"/>
      <text:p text:style-name="P1"><text:span text:style-name="T1">Submit your product.c source and your short answer file in a tarball (or according to the directions you have received from your instructor).</text:span></text:p>
      <text:p text:style-name="P1"/>
      <text:p text:style-name="P1"><text:span text:style-name="T3">Extra Credit</text:span></text:p>
      <text:p text:style-name="P1"/>
      <text:p text:style-name="P1"><text:span text:style-name="T8">Building a Better Product Cipher</text:span></text:p>
      <text:p text:style-name="P1"/>
      <text:p text:style-name="P1"><text:span text:style-name="T1">Thankfully, there are other transpositions and substitutions besides the very weak Columnar Transposition and Vigenère Cipher. One such transposition is a</text:span><text:span text:style-name="T7"> shift</text:span><text:span text:style-name="T1">.</text:span></text:p>
      <text:p text:style-name="P1"><text:soft-page-break/></text:p>
      <text:p text:style-name="P1"><text:span text:style-name="T1">With a</text:span><text:span text:style-name="T7"> shift</text:span><text:span text:style-name="T1">, all symbols in a buffer are moved left or right by some number of positions, with the end of the buffer wrapping around to the beginning.</text:span></text:p>
      <text:p text:style-name="P1"/>
      <text:p text:style-name="P1"><text:span text:style-name="T1">For example, given the buffer “AkLp”, a positive shift of 2 would result in the buffer “LpAk”. The amount to shift can be decided by various mechanisms, such as by shifting based on the numeric value of the n</text:span><text:span text:style-name="T18">th</text:span><text:span text:style-name="T1"> symbol in the key. Naturally, the shift should be performed modulo the size of the buffer.</text:span></text:p>
      <text:p text:style-name="P1"/>
      <text:p text:style-name="P1"><text:span text:style-name="T1">We have already spoken in class about using</text:span><text:span text:style-name="T7"> XOR</text:span><text:span text:style-name="T1"> for encryption, which is a kind of a substitution transformation (symbols do not move positions, but they are changed in some reversible way). Many ciphers XOR the key (or part of the key) with intermediate data during a round.</text:span></text:p>
      <text:p text:style-name="P1"/>
      <text:p text:style-name="P1"><text:span text:style-name="T1">Whether a cipher uses shifts, XORs or other transformations, they must be reversible, and their use in encoding and decoding must be carefully coordinated.</text:span></text:p>
      <text:p text:style-name="P1"/>
      <text:p text:style-name="P1"><text:span text:style-name="T1">For this extra credit project, you will need to enhance your Lab 5 Product Cipher by adding</text:span><text:span text:style-name="T8"> at least two additional transformations</text:span><text:span text:style-name="T1"> (substitutions or transpositions). Your code</text:span><text:span text:style-name="T8"> must properly be able to encrypt and decrypt the product cipher sample vectors to ensure correct operation</text:span><text:span text:style-name="T1">. Furthermore, when compressed, the output of your improved encoder must be larger than your required encoder for Lab 5. In other words, your improved encoder must increase the entropy of its output enough to be less compressible, on average, than the “standard” product cipher for this assignment. I will measure this by comparing the compressed total size of the “correct” answers against the compressed size of your output in the ENCODED directory. (You can use</text:span><text:span text:style-name="T9"> ./test.sh -E</text:span><text:span text:style-name="T1"> to skip the correctness check and produce all encrypted output.)</text:span></text:p>
      <text:p text:style-name="P1"/>
      <text:p text:style-name="P1"><text:span text:style-name="T1">Completion of this task will result in 2% of extra credit points being added to your grade,</text:span><text:span text:style-name="T7"> after</text:span><text:span text:style-name="T1"> all assignments, exams, etc. For example, if you end up with an average of 89% on all regular projects, completing this task will push your final average to 91%.</text:span><text:span text:style-name="T8"> The deadline for this opportunity is the last day of finals week.</text:span></text:p>
      <text:p text:style-name="P1"/>
      <text:p text:style-name="P1"><text:span text:style-name="T8">Remember that it is against the rules to reuse code from existing encryption systems – you may take ideas from real ciphers, but this must be your own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letter-kerning="true" style:font-name-asian="Verdana1" style:font-size-asian="12pt" style:language-asian="zh" style:country-asian="CN" style:font-style-asian="normal" style:font-weight-asian="normal" style:font-name-complex="Verdana1" style:font-size-complex="12pt" style:language-complex="hi" style:country-complex="IN"/>
    </style:default-style>
    <style:default-style style:family="paragraph">
      <style:paragraph-properties fo:margin-left="0in" fo:margin-right="0in" fo:margin-top="0in" fo:margin-bottom="0in" loext:contextual-spacing="tru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letter-kerning="true" style:font-name-asian="Verdana1" style:font-size-asian="12pt" style:language-asian="zh" style:country-asian="CN" style:font-style-asian="normal" style:font-weight-asian="normal" style:font-name-complex="Verdan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Verdana" fo:font-family="Verdana" style:font-family-generic="roman" style:font-pitch="variable" fo:font-size="18pt" fo:font-weight="bold" style:font-name-asian="Verdana1" style:font-family-asian="Verdana" style:font-family-generic-asian="system" style:font-pitch-asian="variable" style:font-size-asian="18pt" style:font-weight-asian="bold" style:font-name-complex="Verdana1" style:font-family-complex="Verdan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true" fo:line-height="100%" fo:keep-with-next="always"/>
      <style:text-properties fo:font-variant="normal" fo:text-transform="none" style:font-name="Verdana" fo:font-family="Verdana" style:font-family-generic="roman" style:font-pitch="variable" fo:font-size="16pt" fo:font-weight="bold" style:font-name-asian="Verdana1" style:font-family-asian="Verdana" style:font-family-generic-asian="system" style:font-pitch-asian="variable" style:font-size-asian="16pt" style:font-weight-asian="bold" style:font-name-complex="Verdana1" style:font-family-complex="Verdan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true" fo:line-height="100%" fo:keep-with-next="always"/>
      <style:text-properties fo:font-variant="normal" fo:text-transform="none" fo:color="#808080" style:font-name="Verdana" fo:font-family="Verdana" style:font-family-generic="roman" style:font-pitch="variable"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835in" loext:contextual-spacing="true" fo:line-height="100%" fo:text-align="center" style:justify-single-word="false" fo:keep-with-next="always"/>
      <style:text-properties fo:font-variant="normal" fo:text-transform="none" style:font-name="Verdana" fo:font-family="Verdana" style:font-family-generic="roman" style:font-pitch="variable" fo:font-size="28pt" fo:font-weight="bold" style:font-name-asian="Verdana1" style:font-family-asian="Verdana" style:font-family-generic-asian="system" style:font-pitch-asian="variable" style:font-size-asian="28pt" style:font-weight-asian="bold" style:font-name-complex="Verdana1" style:font-family-complex="Verdana"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true" fo:line-height="100%" fo:text-align="center" style:justify-single-word="false" fo:keep-with-next="always"/>
      <style:text-properties fo:font-variant="normal" fo:text-transform="none" style:font-name="Verdana" fo:font-family="Verdana" style:font-family-generic="roman" style:font-pitch="variable" fo:font-size="18pt" style:font-name-asian="Verdana1" style:font-family-asian="Verdana" style:font-family-generic-asian="system" style:font-pitch-asian="variable" style:font-size-asian="18pt" style:font-name-complex="Verdana1" style:font-family-complex="Verdana" style:font-family-generic-complex="system" style:font-pitch-complex="variable" style:font-size-complex="18pt"/>
    </style:style>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9" style:display-name="ListLabel 1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14"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17"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1in" fo:margin-left="1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1.5in" fo:margin-left="1.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1.75in" fo:margin-left="1.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2.25in" fo:margin-left="2.2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15" meta:paragraph-count="179" meta:word-count="3357" meta:character-count="19789" meta:non-whitespace-character-count="16586"/>
    <meta:generator>LibreOfficeDev/5.1.0.3$Linux_X86_64 LibreOffice_project/</meta:generator>
  </office:meta>
</office:document-meta>
</file>